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BAN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BanList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setBans</text:p>
          </table:table-cell>
          <table:table-cell table:style-name="Table3.A2" office:value-type="string">
            <text:p text:style-name="P10">bans</text:p>
          </table:table-cell>
          <table:table-cell table:style-name="Table3.C2" office:value-type="string">
            <text:p text:style-name="P10">127.0.0.1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P11"/>
      <text:p text:style-name="P11">&lt;banlist&gt;</text:p>
      <text:p text:style-name="P11"><text:tab/>&lt;entry value="“127.0.0.1” /&gt;</text:p>
      <text:p text:style-name="P11">&lt;/banlist&gt;</text:p>
      <text:p text:style-name="Standard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7T17:09:46</dc:date>
    <dc:language>es-CO</dc:language>
    <meta:editing-cycles>34</meta:editing-cycles>
    <meta:editing-duration>PT13M46S</meta:editing-duration>
    <meta:template xlink:type="simple" xlink:actuate="onRequest" xlink:role="template" xlink:href="../../../../.ooo-2.0/user/template/prueba_unitaria.ott" xlink:title="prueba_unitaria" meta:date="2007-02-07T16:51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52" meta:character-count="380"/>
  </office:meta>
</office:document-meta>
</file>